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e2f" officeooo:paragraph-rsid="000d2e2f"/>
    </style:style>
    <style:style style:name="P2" style:family="paragraph" style:parent-style-name="Standard">
      <style:text-properties officeooo:rsid="000d2e2f" officeooo:paragraph-rsid="000f2499"/>
    </style:style>
    <style:style style:name="P3" style:family="paragraph" style:parent-style-name="Standard">
      <style:text-properties officeooo:rsid="000f2499" officeooo:paragraph-rsid="000f2499"/>
    </style:style>
    <style:style style:name="T1" style:family="text">
      <style:text-properties officeooo:rsid="000f24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of application.</text:p>
      <text:p text:style-name="P2">This application is simple web page manager that allow small freelancers that own salons to create simple web page for them. <text:span text:style-name="T1">Main purpose of this application is to help these freelancers to present their business on internet.</text:span></text:p>
      <text:p text:style-name="P2"><text:s/>Application allows managing employees and establishments.</text:p>
      <text:p text:style-name="P1">User can upload files with description, display them in end user GUI.</text:p>
      <text:p text:style-name="P1">Whole application is manageable via administration interface.</text:p>
      <text:p text:style-name="P2">Each employee can be assigned into specific establishment. Establishment has many subpages with text and image gallery.</text:p>
      <text:p text:style-name="P2">Application has end user + administration part. UI is written in Angular, rest API is written in Spring. Micro services use primarily packages from Google. Back end components communicate via gRPC protocol.</text:p>
      <text:p text:style-name="P1">Application in production: <text:a xlink:type="simple" xlink:href="http://studio-effect.cz/" text:style-name="Internet_20_link" text:visited-style-name="Visited_20_Internet_20_Link">http://studio-effect.cz/</text:a> (end user) + <text:a xlink:type="simple" xlink:href="https://admin.studio-effect.cz/prihlasit-se" text:style-name="Internet_20_link" text:visited-style-name="Visited_20_Internet_20_Link">https://admin.studio-effect.cz/prihlasit-se</text:a> (administration. Should get forbidden HTTP error)</text:p>
      <text:p text:style-name="P3">Services of this application run in docker and are deployed via Jenkins. Health of whole application is monitored by simple cron job running on server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1:36:55.277266141</meta:creation-date>
    <dc:date>2021-10-22T11:57:33.805832917</dc:date>
    <meta:editing-duration>PT10M8S</meta:editing-duration>
    <meta:editing-cycles>1</meta:editing-cycles>
    <meta:document-statistic meta:table-count="0" meta:image-count="0" meta:object-count="0" meta:page-count="1" meta:paragraph-count="9" meta:word-count="153" meta:character-count="1074" meta:non-whitespace-character-count="929"/>
    <meta:generator>LibreOffice/6.4.7.2$Linux_X86_64 LibreOffice_project/40$Build-2</meta:generator>
  </office:meta>
</office:document-meta>
</file>